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 style:family="paragraph" style:parent-style-name="Standard">
      <style:paragraph-properties fo:text-align="justify" style:justify-single-word="false"/>
      <style:text-properties officeooo:paragraph-rsid="0029c252"/>
    </style:style>
    <style:style style:name="P5"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6" style:family="paragraph" style:parent-style-name="Standard">
      <style:paragraph-properties fo:text-align="start"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officeooo:rsid="00255e68" officeooo:paragraph-rsid="0029c252"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b1fa7a" officeooo:paragraph-rsid="0029c252"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normal" officeooo:rsid="00b1fa7a" officeooo:paragraph-rsid="00b1fa7a" style:font-name-asian="Times New Roman1" style:font-size-asian="12pt" style:font-weight-asian="normal" style:font-name-complex="Times New Roman1" style:font-size-complex="12pt" style:font-weight-complex="normal"/>
    </style:style>
    <style:style style:name="P11" style:family="paragraph" style:parent-style-name="Standard" style:master-page-name="">
      <loext:graphic-properties draw:fill="none"/>
      <style:paragraph-properties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12" style:family="paragraph" style:parent-style-name="Standard" style:master-page-name="">
      <loext:graphic-properties draw:fill="none"/>
      <style:paragraph-properties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master-page-name="">
      <loext:graphic-properties draw:fill="none"/>
      <style:paragraph-properties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b1fa7a" style:font-name-asian="Times New Roman1" style:font-size-asian="12pt" style:font-weight-asian="normal" style:font-name-complex="Times New Roman1" style:font-size-complex="12pt" style:font-weight-complex="normal"/>
    </style:style>
    <style:style style:name="T3" style:family="text">
      <style:text-properties officeooo:rsid="00b0d7f1"/>
    </style:style>
    <style:style style:name="T4" style:family="text">
      <style:text-properties officeooo:rsid="00b1f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TATUTOS DE “<text:span text:style-name="T3">id-unid-0, UNIÓN TEMPORAL DE EMPRESAS</text:span>”</text:p>
      <text:p text:style-name="P1"/>
      <text:p text:style-name="P5"/>
      <text:p text:style-name="P6">TÍTULO I. Generalidades</text:p>
      <text:p text:style-name="P2"/>
      <text:p text:style-name="P7">Artículo 1. Denominación.</text:p>
      <text:p text:style-name="P8">La presente Unión Temporal de Empresas se denominará “<text:span text:style-name="T4">id-unid-0</text:span>, UNIÓN TEMPORAL DE EMPRESAS”.</text:p>
      <text:p text:style-name="P8">A lo largo del presente escrito se utilizará indistintamente la abreviación U.T.E. para referirse a Unión Temporal de Empresas.</text:p>
      <text:p text:style-name="P8"/>
      <text:p text:style-name="P7">Artículo 2. Duración y comienzo de las operaciones.</text:p>
      <text:p text:style-name="P4"><text:span text:style-name="T1">La unión comenzará su actividad el día </text:span><text:span text:style-name="T2">id-unid-1</text:span><text:span text:style-name="T1"> y continuará hasta la total culminación de su objeto, extinguiéndose una vez que se hayan liquidado definitivamente todas las cuentas, obligaciones, litigios, garantías y responsabilidades, que tengan nexo directo o indirecto con la concesión que constituya su objeto. </text:span></text:p>
      <text:p text:style-name="P8">La duración máxima de la Unión será de 25 años, y ello conforme a los establecido por la norma con rango de Ley que lo regula. </text:p>
      <text:p text:style-name="P8"><text:s/></text:p>
      <text:p text:style-name="P7">Artículo 3. Objeto.</text:p>
      <text:p text:style-name="P4"><text:span text:style-name="T1">El objeto de la Unión será el desarrollo o la ejecución de </text:span><text:span text:style-name="T2">id-unid-2</text:span><text:span text:style-name="T1"> que consistirá en: </text:span><text:span text:style-name="T2">id-unid-3</text:span></text:p>
      <text:p text:style-name="P10">id-unid-4</text:p>
      <text:p text:style-name="P8"><text:s/></text:p>
      <text:p text:style-name="P7">Artículo 4. Domicilio.</text:p>
      <text:p text:style-name="P8">El domicilio de la Unión se encuentra sito en <text:span text:style-name="T4">id-unid-5</text:span>, por ser éste el lugar en el que radica el domicilio del Gerente Único.</text:p>
      <text:p text:style-name="P8"></text:p>
      <text:p text:style-name="P7">TÍTULO II. PARTICIPACIÓN Y APORTACIONES</text:p>
      <text:p text:style-name="P8"></text:p>
      <text:p text:style-name="P7">Artículo 5. Fondo operativo.</text:p>
      <text:p text:style-name="P8"><text:soft-page-break/>Las entidades constituyentes se obligan a realizar las aportaciones que sean necesarias para lograr los fines anteriormente detallados y, en las siguientes proporciones:</text:p>
      <text:p text:style-name="P9">id-unid-6</text:p>
      <text:p text:style-name="P8"/>
      <text:p text:style-name="P7">Artículo 6. Participación en la distribución de resultados.</text:p>
      <text:p text:style-name="P8">A partir de la participación en el fondo operativo expresada en el anterior artículo, se determinará la proporción en que cada una de las sociedades participará en los beneficios o pérdidas de la unión. </text:p>
      <text:p text:style-name="P8"></text:p>
      <text:p text:style-name="P7">Artículo 7. Responsabilidad.</text:p>
      <text:p text:style-name="P8">Todas las empresas miembr<text:span text:style-name="T3">o</text:span>s de la Unión responderán solidaria e ilimitadamente, frente a terceros, por los actos y operaciones realizados por la Unión en beneficio común.</text:p>
      <text:p text:style-name="P8"></text:p>
      <text:p text:style-name="P7">Artículo 8. Cesión de participaciones.</text:p>
      <text:p text:style-name="P8">Para que tenga lugar la transmisión de participaciones a otros miembros de la unión o, a terceros, serán necesario en consentimiento unánime de todos los miembros de la unión. </text:p>
      <text:p text:style-name="P8"></text:p>
      <text:p text:style-name="P7">Artículo 9. Maquinaria y equipos</text:p>
      <text:p text:style-name="P8">No se prevé que sea necesaria la adquisición, por parte de la Unión Temporal de maquinaria o equipos de ninguna clase, si bien, se usarán los medios propios de cada una de las Empresas, recurriéndose, en todo caso al alquiler de los que se consideraran necesarios.</text:p>
      <text:p text:style-name="P8">Para el primer supuesto (aportación de maquinaria propia de las empresas unidas), el Comité de Gerencia establecerá la compensación que ha de recibir la Empresa propietaria.</text:p>
      <text:p text:style-name="P8">Por lo tanto, se fijará un alquiler mensual como contraprestación por la utilización de las mismas. </text:p>
      <text:p text:style-name="P8">Dicho alquiler se facturará, salvo acuerdo en contrario, mensualmente, pudiendo compensarse su importe con otras deudas que tuviere la Empresa propietaria con la Unión Temporal de Empresas. </text:p>
      <text:p text:style-name="P8">Por su parte, la Unión deberá inventariar la maquinaria aportada, contabilizándola a su precio real, indicando la sociedad propietaria de la misma. Asimismo, se compromete a conservarla en buen estado durante el tiempo en que se halle a su disposición.</text:p>
      <text:p text:style-name="P8"></text:p>
      <text:p text:style-name="P7">TÍTULO III. ÓRGANOS DE ADMINISTRACIÓN</text:p>
      <text:p text:style-name="P8"></text:p>
      <text:p text:style-name="P7">Artículo 10. Gerente Único</text:p>
      <text:p text:style-name="P8"><text:soft-page-break/>En este acto se nombra como gerente único de la unión a <text:span text:style-name="T4">id-unid-8</text:span>, cuyo domicilio se encuentra sito en <text:span text:style-name="T4">id-unid-9</text:span> quien ostentará la plena representación y administración de la unión.</text:p>
      <text:p text:style-name="P8">El Gerente Único ostentará los poderes suficientes para ejercitar derechos y contraer obligaciones necesarias para la consecución de los fines que constituyen el objeto de la Unión, en todos los actos y contratos que suscriba en representación de la misma.</text:p>
      <text:p text:style-name="P8"></text:p>
      <text:p text:style-name="P7">Artículo 11. Comité de gerencia.</text:p>
      <text:p text:style-name="P10">id-unid-7</text:p>
      <text:p text:style-name="P8"></text:p>
      <text:p text:style-name="P7">TÍTULO IV. RESPONSABILIDAD FRENTE A TERCEROS</text:p>
      <text:p text:style-name="P8"></text:p>
      <text:p text:style-name="P7">Artículo 12. Responsabilidad de los miembros.</text:p>
      <text:p text:style-name="P8">La responsabilidad frente a terceros por los actos y operaciones en beneficio común será solidaria e ilimitada, sin perjuicio de poder repetir contra cada miembro, en la proporción señalada en el artículo anterior.</text:p>
      <text:p text:style-name="P8">No obstante lo anterior, la unión podrá pactar con terceros, responsabilidad mancomunada y proporcional a la participación de cada empresa.</text:p>
      <text:p text:style-name="P8"></text:p>
      <text:p text:style-name="P7">TÍTULO V. OBLIGACIONES FINANCIERAS, BENEFICIOS Y OBLIGACIONES CONTABLES</text:p>
      <text:p text:style-name="P8"></text:p>
      <text:p text:style-name="P7">Artículo 13. Obligaciones financieras</text:p>
      <text:p text:style-name="P8">Las empresas, de acuerdo con los porcentajes establecidos en el presente Estatuto, responderán por todas las obligaciones financieras relacionadas con la ejecución del contrato, compartiendo los riesgos de cualquier clase derivados del mismo, incluidos los de terceros que garanticen mediante fianza.</text:p>
      <text:p text:style-name="P8">La Unión soportará los gastos y cargas de toda naturaleza ocasionados por los trabajos desempeñados por la Unión, con la sola excepción de los impuestos que graven directa o individualmente a las Entidades que la componen.</text:p>
      <text:p text:style-name="P8"></text:p>
      <text:p text:style-name="P7">Artículo 14. Determinación de beneficios</text:p>
      <text:p text:style-name="P8">Los beneficios serán determinados provisionalmente en el momento en que las partes, por unanimidad, convengan, pero sólo serán definitivos cuando se haya procedido a la liquidación total del contrato y de las obligaciones derivadas del mismo. </text:p>
      <text:p text:style-name="P8"><text:soft-page-break/>Hasta ese momento, toda cantidad que se hubiera distribuido por tal concepto se entenderá realizada a título provisional, en calidad de anticipo, quedando las empresas que los hubieren recibido obligadas a las devoluciones o compensaciones a que hubiere lugar.</text:p>
      <text:p text:style-name="P8"></text:p>
      <text:p text:style-name="P7">Artículo 15. Obligaciones contables</text:p>
      <text:p text:style-name="P8">La Unión establecerá un sistema contable totalmente independiente del que llevan las Empresas Unidas, de modo que pueda ser conocida en todo momento su situación económico-financiera de la misma.</text:p>
      <text:p text:style-name="P8">El plan contable se comprenderá de cuentas representativas las cuales contendrán las contribuciones que hicieren las empresas agrupadas, dinerarias, de bienes o de servicios, al fondo de operaciones para hacer frente a los gastos correspondientes.</text:p>
      <text:p text:style-name="P8">Las empresas llevarán en sus contabilidades las cuentas perfectamente diferenciadas, que reflejen sus relaciones con la Unión y los gastos y resultados que se deriven de la operación que constituye el fin de la misma. Cada una de las Empresas podrá examinar, por sí misma o por las personas físicas o jurídicas que designen, la Contabilidad y todos los documentos de la Unión.</text:p>
      <text:p text:style-name="P8">Los asientos contables y los pagos no podrán hacerse más que sobre la base de documentos justificativos. </text:p>
      <text:p text:style-name="P8">Estos últimos, al igual que todos los demás libros y documentos contables de la Unión, radicarán en el domicilio de la U.T.E., o, en su caso, donde se acordare por el Comité de Gerencia, siendo visados por el Jefe Administrativo, si lo hubiere, y en cualquier caso por el Gerente.</text:p>
      <text:p text:style-name="P8">Se formulará un balance trimestral, con los detalles informativos que estime necesarios el Comité de Gerencia, y del que se remitirá inmediatamente copia a los miembros del mismo, así como a las personas que éstos designen.</text:p>
      <text:p text:style-name="P8"></text:p>
      <text:p text:style-name="P7">TÍTULO VI. EXTINCIÓN DE LA UNIÓN TEMPORAL</text:p>
      <text:p text:style-name="P8"></text:p>
      <text:p text:style-name="P7">Artículo 16. Extinción de la Unión Temporal</text:p>
      <text:p text:style-name="P8">La Unión Temporal se extinguirá por las siguientes causas:</text:p>
      <text:p text:style-name="P8">a) Por la terminación del objeto, en todos sus aspectos, para el que fue constituida la Unión Temporal.</text:p>
      <text:p text:style-name="P8">b) Por la resolución del Contrato objeto de la Unión Temporal.</text:p>
      <text:p text:style-name="P8">c) Por imposibilidad, física o jurídica, de realizar el objeto de la misma.</text:p>
      <text:p text:style-name="P8">d) Por el concurso y liquidación judicial o amistosa de una de las Empresas miembras de la Unión.</text:p>
      <text:p text:style-name="P8"><text:soft-page-break/>e) Por incumplimiento, por cualquiera de las empresas unidas, de las normas previstas en estos Estatutos y, particularmente, la falta de aportación de dinero, equipos u otros bienes a que estuvieran obligadas las Empresas, cuando, siendo requeridas para ello, dejaran de hacerlo.</text:p>
      <text:p text:style-name="P8">En cualquiera de los dos últimos casos, las Empresas no afectadas por las mencionadas situaciones podrán optar por continuar la Unión Temporal, excluyendo de ellas a las que hubieren incumplido y subrogándose en las obligaciones de las mismas.</text:p>
      <text:p text:style-name="P8"></text:p>
      <text:p text:style-name="P7">Artículo 17. Efectos de la extinción</text:p>
      <text:p text:style-name="P8">Cuando la Unión se extinga por las causas indicadas en los apartados d) y e) del artículo anterior, la parte excluida responderá de la parte proporcional de pérdida que se produjera en la Unión, tanto de la originada hasta el momento en que se produjo el hecho de la expulsión, como hasta la total extinción de la Unión.</text:p>
      <text:p text:style-name="P8">En estos mismos casos, concluido o resuelto el contrato, y comenzado el período de liquidación, la Empresa o Empresas que hubieran asumido los derechos y obligaciones de la Unión hasta el momento de dicha extinción deberán realizar todos los cobros que correspondan a la Unión y abonar a la empresa excluida una cantidad igual a la aportación hecha por ésta, deducida la parte proporcional de pérdida que le corresponda, conforme a lo expuesto más arriba.</text:p>
      <text:p text:style-name="P8">Si dicha pérdida fuera superior a lo aportado, la Empresa excluida deberá abonar la diferencia, en un plazo de 15 días, a las que hubieran continuado en la ejecución del contrato. Sólo estas tendrán derecho a los beneficios, si los hubiere, desde el momento en que quedó excluida la Empresa incumplidora.</text:p>
      <text:p text:style-name="P8">La extinción de la Unión Temporal no afectará a la responsabilidad solidaria de sus miembros hasta la total liquidación de los derechos y obligaciones frente a terceros.</text:p>
      <text:p text:style-name="P8"></text:p>
      <text:p text:style-name="P7">TÍTULO VII. LIQUIDACIÓN DE LA UNIÓN TEMPORAL</text:p>
      <text:p text:style-name="P8"></text:p>
      <text:p text:style-name="P7">Artículo 18. Liquidación de la Unión Temporal</text:p>
      <text:p text:style-name="P8">La liquidación se llevará a efecto por el Comité de Gerencia y si la UTE se hubiese disuelto por culpa o incumplimiento de una de las empresas miembro, la empresa que hubiese permanecido en la ejecución de las obras realizará las funciones de liquidación, dando en su momento el debido conocimiento a la otra parte.</text:p>
      <text:p text:style-name="P8">Corresponde al Comité de Gerencia, durante el período de liquidación, las siguientes funciones:</text:p>
      <text:p text:style-name="P8">1) Llevar la administración y velar por el patrimonio, asignando en su caso, a cada empresa miembro, las gestiones que sean necesarias.</text:p>
      <text:p text:style-name="P8">2) Realizar las actividades necesarias para la liquidación de la UTE.</text:p>
      <text:p text:style-name="P8"><text:soft-page-break/>3) Efectuar los cobros, sin limitación alguna.</text:p>
      <text:p text:style-name="P8">4) Enajenar los bienes de la Unión Temporal de Empresas</text:p>
      <text:p text:style-name="P8">5) Liquidar a los miembros su cuota de participación.</text:p>
      <text:p text:style-name="P8">6) Ostentar ante toda clase de Autoridades, Tribunales, Organismos, Entidades, Sociedades o Personas físicas, la representación de la UTE para el cumplimiento de las funciones necesarias para la liquidación.</text:p>
      <text:p text:style-name="P8"><text:s/></text:p>
      <text:p text:style-name="P7">Artículo 19. Liquidación de activos</text:p>
      <text:p text:style-name="P8">Si la U.T.E. hubiera adquirido bienes de cualquier tipo, una vez finalizado su uso, se procederá a su reparto entre los miembros de la Unión, o a la venta a terceros, según las siguientes reglas:</text:p>
      <text:p text:style-name="P8">1) La jefatura de Obra o la Administrativa pondrá en conocimiento del Comité de Gerencia, semestralmente, la relación de aquellos bienes, que, según razonables previsiones, no serán necesarios para los fines de la Unión.</text:p>
      <text:p text:style-name="P8">2) Los miembros del Comité trasladarán a sus respectivas Empresas tal relación, a fin de que, previas las comprobaciones que las mismas estimen oportunas, puedan hacer ofertas para la adquisición de dichos bienes. </text:p>
      <text:p text:style-name="P8">A tal efecto, se fijará una reunión en la que las Empresas Unidas formularán, en sobre cerrado, su puja por cada elemento, pudiendo hacerlo por uno, varios, todos o ninguno.</text:p>
      <text:p text:style-name="P8">3) Abiertos y leídos los sobres por el Secretario del Comité, se obrará de la siguiente forma:</text:p>
      <text:p text:style-name="P11">a) Si hay un solo socio interesado en un bien, se le adjudicará por el valor que haya ofertado.</text:p>
      <text:p text:style-name="P11">b) Si hay más de una oferta por un bien, se adjudicará al socio que ofrezca mayor importe.</text:p>
      <text:p text:style-name="P11">c) Si no hubiere ningún socio interesado, se ofrecerá a la venta a terceros, con el valor residual como precio mínimo.</text:p>
      <text:p text:style-name="P8"></text:p>
      <text:p text:style-name="P8">4) En el plazo de tres meses, una vez terminadas las obras objeto del contrato, y efectuada su recepción, y si aún quedaran bienes pendientes de adjudicar por el anterior sistema, la Gerencia, auxiliada por los Jefes de Obra y Administración, formará con ellos lotes de valores residuales semejantes, que se adjudicarán a los socios mediante sorteo, compensándose las pequeñas diferencias que pudiera haber con los saldos de su participación en los resultados de la U.T.E.</text:p>
      <text:p text:style-name="P8">5) Tanto en un supuesto como en otro, el socio adjudicatario deberá retirar a su costa el bien que le haya correspondido del lugar donde se hallare, siendo de su cargo todos los gastos que con tal motivo se originen.</text:p>
      <text:p text:style-name="P8"><text:soft-page-break/>6) En cualquier caso, y para los supuestos en los que, por la naturaleza o el valor residual de los bienes no pudieran ser aplicadas las anteriores reglas, se estará a lo que acuerde, por unanimidad, el Comité de Gerencia.</text:p>
      <text:p text:style-name="P8"><text:s/></text:p>
      <text:p text:style-name="P7">Artículo 20. Archivo de la documentación</text:p>
      <text:p text:style-name="P8">Serán de cargo de la Unión, y su importe deberá ser aprobado por el Comité de Gerencia, los gastos que se originen con motivo de la ubicación y atención del archivo de la documentación de la misma, una vez disuelta, hasta que, de acuerdo con la normativa legal aplicable, sea posible su destrucción. Tales servicios pueden comprender el personal más idóneo que los atienda.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50</meta:editing-cycles>
    <meta:creation-date>2019-11-25T09:28:00</meta:creation-date>
    <dc:date>2020-08-12T21:34:01.375647744</dc:date>
    <meta:editing-duration>P1DT23H18M41S</meta:editing-duration>
    <meta:generator>LibreOffice/6.4.3.2$MacOSX_X86_64 LibreOffice_project/747b5d0ebf89f41c860ec2a39efd7cb15b54f2d8</meta:generator>
    <meta:document-statistic meta:table-count="0" meta:image-count="0" meta:object-count="0" meta:page-count="7" meta:paragraph-count="115" meta:word-count="2012" meta:character-count="12655" meta:non-whitespace-character-count="106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